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style:style style:name="P1" style:parent-style-name="Normal" style:master-page-name="MP0" style:family="paragraph">
      <style:paragraph-properties fo:break-before="page" fo:margin-bottom="0in" fo:line-height="100%"/>
    </style:style>
    <style:style style:name="P2" style:parent-style-name="Normal" style:family="paragraph">
      <style:paragraph-properties fo:margin-bottom="0in" fo:line-height="100%"/>
    </style:style>
    <style:style style:name="P3" style:parent-style-name="Normal" style:family="paragraph">
      <style:paragraph-properties fo:margin-bottom="0in" fo:line-height="100%"/>
    </style:style>
    <style:style style:name="P4" style:parent-style-name="Normal" style:family="paragraph">
      <style:paragraph-properties fo:margin-bottom="0in" fo:line-height="100%"/>
    </style:style>
    <style:style style:name="P5" style:parent-style-name="Normal" style:family="paragraph">
      <style:paragraph-properties fo:margin-bottom="0in" fo:line-height="100%"/>
    </style:style>
    <style:style style:name="P6" style:parent-style-name="Normal" style:family="paragraph">
      <style:paragraph-properties fo:margin-bottom="0in" fo:line-height="100%"/>
    </style:style>
    <style:style style:name="P7" style:parent-style-name="Normal" style:family="paragraph">
      <style:paragraph-properties fo:margin-bottom="0in" fo:line-height="100%"/>
    </style:style>
    <style:style style:name="P8" style:parent-style-name="Normal" style:family="paragraph">
      <style:paragraph-properties fo:margin-bottom="0in" fo:line-height="100%"/>
    </style:style>
    <style:style style:name="P9" style:parent-style-name="Normal" style:family="paragraph">
      <style:paragraph-properties fo:margin-bottom="0in" fo:line-height="100%"/>
    </style:style>
    <style:style style:name="P10" style:parent-style-name="Normal" style:family="paragraph">
      <style:paragraph-properties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P13" style:parent-style-name="Normal" style:family="paragraph">
      <style:paragraph-properties fo:margin-bottom="0in" fo:line-height="100%"/>
    </style:style>
    <style:style style:name="P14" style:parent-style-name="Normal" style:family="paragraph">
      <style:paragraph-properties fo:margin-bottom="0in" fo:line-height="100%"/>
    </style:style>
    <style:style style:name="P15" style:parent-style-name="ListParagraph" style:family="paragraph">
      <style:paragraph-properties fo:margin-bottom="0in" fo:line-height="100%"/>
    </style:style>
    <style:style style:name="P16" style:parent-style-name="ListParagraph" style:family="paragraph">
      <style:paragraph-properties fo:margin-bottom="0in" fo:line-height="100%"/>
    </style:style>
    <style:style style:name="P17" style:parent-style-name="ListParagraph" style:family="paragraph">
      <style:paragraph-properties fo:margin-bottom="0in" fo:line-height="100%"/>
    </style:style>
    <style:style style:name="P18" style:parent-style-name="ListParagraph" style:family="paragraph">
      <style:paragraph-properties fo:margin-bottom="0in" fo:line-height="100%"/>
    </style:style>
    <style:style style:name="P19"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20" style:parent-style-name="ListParagraph" style:family="paragraph">
      <style:paragraph-properties fo:margin-bottom="0in" fo:line-height="100%"/>
    </style:style>
    <style:style style:name="P21" style:parent-style-name="ListParagraph" style:family="paragraph">
      <style:paragraph-properties fo:margin-bottom="0in" fo:line-height="100%"/>
    </style:style>
    <style:style style:name="P22" style:parent-style-name="Normal" style:family="paragraph">
      <style:paragraph-properties fo:line-height="100%"/>
    </style:style>
    <style:style style:name="P23" style:parent-style-name="ListParagraph" style:family="paragraph">
      <style:paragraph-properties fo:line-height="100%"/>
    </style:style>
    <style:style style:name="P24" style:parent-style-name="ListParagraph" style:family="paragraph">
      <style:paragraph-properties fo:line-height="100%"/>
    </style:style>
    <style:style style:name="P25" style:parent-style-name="ListParagraph" style:family="paragraph">
      <style:paragraph-properties fo:line-height="100%"/>
    </style:style>
    <style:style style:name="P26" style:parent-style-name="ListParagraph" style:family="paragraph">
      <style:paragraph-properties fo:line-height="100%"/>
    </style:style>
    <style:style style:name="P27" style:parent-style-name="ListParagraph" style:family="paragraph">
      <style:paragraph-properties fo:line-height="100%"/>
    </style:style>
    <style:style style:name="P28" style:parent-style-name="ListParagraph" style:family="paragraph">
      <style:paragraph-properties fo:line-height="100%"/>
    </style:style>
    <style:style style:name="P29" style:parent-style-name="ListParagraph" style:family="paragraph">
      <style:paragraph-properties fo:line-height="100%"/>
    </style:style>
    <style:style style:name="P30" style:parent-style-name="ListParagraph" style:family="paragraph">
      <style:paragraph-properties fo:line-height="100%"/>
    </style:style>
    <style:style style:name="P31" style:parent-style-name="ListParagraph" style:family="paragraph">
      <style:paragraph-properties fo:line-height="100%"/>
    </style:style>
    <style:style style:name="P32" style:parent-style-name="Normal" style:family="paragraph">
      <style:paragraph-properties fo:break-before="page"/>
      <style:text-properties fo:hyphenate="true"/>
    </style:style>
    <style:style style:name="P33" style:parent-style-name="Normal" style:family="paragraph">
      <style:paragraph-properties fo:line-height="100%"/>
    </style:style>
    <style:style style:name="P34" style:parent-style-name="Normal" style:family="paragraph">
      <style:paragraph-properties fo:line-height="100%"/>
    </style:style>
    <style:style style:name="P35" style:parent-style-name="Normal" style:family="paragraph">
      <style:paragraph-properties fo:line-height="100%"/>
    </style:style>
    <style:style style:name="T36" style:parent-style-name="DefaultParagraphFont" style:family="text">
      <style:text-properties style:language-asian="en" style:country-asian="GB"/>
    </style:style>
    <style:style style:name="P37" style:parent-style-name="Normal" style:family="paragraph">
      <style:paragraph-properties style:vertical-align="auto" fo:margin-bottom="0.0277in" fo:line-height="90%"/>
    </style:style>
    <style:style style:name="T38" style:parent-style-name="DefaultParagraphFont" style:family="text">
      <style:text-properties style:font-name-complex="Calibri" fo:color="#000000" style:letter-kerning="true" fo:font-size="9pt" style:font-size-asian="9pt" style:font-size-complex="9pt"/>
    </style:style>
    <style:style style:name="P39" style:parent-style-name="Normal" style:family="paragraph">
      <style:paragraph-properties style:vertical-align="auto" fo:margin-bottom="0.0277in" fo:line-height="90%"/>
    </style:style>
    <style:style style:name="T40" style:parent-style-name="DefaultParagraphFont" style:family="text">
      <style:text-properties style:font-name-complex="Calibri" fo:color="#000000" style:letter-kerning="true" fo:font-size="9pt" style:font-size-asian="9pt" style:font-size-complex="9pt"/>
    </style:style>
    <style:style style:name="P41" style:parent-style-name="Normal" style:family="paragraph">
      <style:paragraph-properties style:vertical-align="auto" fo:margin-bottom="0.0277in" fo:line-height="90%"/>
    </style:style>
    <style:style style:name="T42" style:parent-style-name="DefaultParagraphFont" style:family="text">
      <style:text-properties style:font-name-complex="Calibri" fo:color="#000000" style:letter-kerning="true" fo:font-size="9pt" style:font-size-asian="9pt" style:font-size-complex="9pt"/>
    </style:style>
    <style:style style:name="P43" style:parent-style-name="Normal" style:family="paragraph">
      <style:paragraph-properties fo:text-align="center" style:vertical-align="auto" fo:margin-bottom="0.0972in" fo:line-height="90%"/>
    </style:style>
    <style:style style:name="T44" style:parent-style-name="DefaultParagraphFont" style:family="text">
      <style:text-properties style:font-name-complex="Calibri" fo:color="#FFFFFF" style:letter-kerning="true" fo:font-size="16.5pt" style:font-size-asian="16.5pt" style:font-size-complex="16.5pt"/>
    </style:style>
    <style:style style:name="P45" style:parent-style-name="Normal" style:family="paragraph">
      <style:paragraph-properties style:vertical-align="auto" fo:margin-bottom="0.0277in" fo:line-height="90%"/>
    </style:style>
    <style:style style:name="T46" style:parent-style-name="DefaultParagraphFont" style:family="text">
      <style:text-properties style:font-name-complex="Calibri" fo:color="#000000" style:letter-kerning="true" fo:font-size="9pt" style:font-size-asian="9pt" style:font-size-complex="9pt"/>
    </style:style>
    <style:style style:name="P47" style:parent-style-name="Normal" style:family="paragraph">
      <style:paragraph-properties style:vertical-align="auto" fo:margin-bottom="0.0277in" fo:line-height="90%"/>
    </style:style>
    <style:style style:name="T48" style:parent-style-name="DefaultParagraphFont" style:family="text">
      <style:text-properties style:font-name-complex="Calibri" fo:color="#000000" style:letter-kerning="true" fo:font-size="9pt" style:font-size-asian="9pt" style:font-size-complex="9pt"/>
    </style:style>
    <style:style style:name="P49" style:parent-style-name="Normal" style:family="paragraph">
      <style:paragraph-properties style:vertical-align="auto" fo:margin-bottom="0.0277in" fo:line-height="90%"/>
    </style:style>
    <style:style style:name="T50" style:parent-style-name="DefaultParagraphFont" style:family="text">
      <style:text-properties style:font-name-complex="Calibri" fo:color="#000000" style:letter-kerning="true" fo:font-size="9pt" style:font-size-asian="9pt" style:font-size-complex="9pt"/>
    </style:style>
    <style:style style:name="P51" style:parent-style-name="Normal" style:family="paragraph">
      <style:paragraph-properties fo:text-align="center" style:vertical-align="auto" fo:margin-bottom="0.0972in" fo:line-height="90%"/>
    </style:style>
    <style:style style:name="T52" style:parent-style-name="DefaultParagraphFont" style:family="text">
      <style:text-properties style:font-name-complex="Calibri" fo:color="#FFFFFF" style:letter-kerning="true" fo:font-size="16.5pt" style:font-size-asian="16.5pt" style:font-size-complex="16.5pt"/>
    </style:style>
    <style:style style:name="P53" style:parent-style-name="Normal" style:family="paragraph">
      <style:paragraph-properties style:vertical-align="auto" fo:margin-bottom="0.0277in" fo:line-height="90%"/>
    </style:style>
    <style:style style:name="T54" style:parent-style-name="DefaultParagraphFont" style:family="text">
      <style:text-properties style:font-name-complex="Calibri" fo:color="#000000" style:letter-kerning="true" fo:font-size="9pt" style:font-size-asian="9pt" style:font-size-complex="9pt"/>
    </style:style>
    <style:style style:name="P55" style:parent-style-name="Normal" style:family="paragraph">
      <style:paragraph-properties style:vertical-align="auto" fo:margin-bottom="0.0277in" fo:line-height="90%"/>
    </style:style>
    <style:style style:name="T56" style:parent-style-name="DefaultParagraphFont" style:family="text">
      <style:text-properties style:font-name-complex="Calibri" fo:color="#000000" style:letter-kerning="true" fo:font-size="9pt" style:font-size-asian="9pt" style:font-size-complex="9pt"/>
    </style:style>
    <style:style style:name="P57" style:parent-style-name="Normal" style:family="paragraph">
      <style:paragraph-properties fo:text-align="center" style:vertical-align="auto" fo:margin-bottom="0.0972in" fo:line-height="90%"/>
    </style:style>
    <style:style style:name="T58" style:parent-style-name="DefaultParagraphFont" style:family="text">
      <style:text-properties style:font-name-complex="Calibri" fo:color="#FFFFFF" style:letter-kerning="true" fo:font-size="16.5pt" style:font-size-asian="16.5pt" style:font-size-complex="16.5pt"/>
    </style:style>
    <style:style style:name="P59" style:parent-style-name="Normal" style:family="paragraph">
      <style:paragraph-properties style:vertical-align="auto" fo:margin-bottom="0.0277in" fo:line-height="90%"/>
    </style:style>
    <style:style style:name="T60" style:parent-style-name="DefaultParagraphFont" style:family="text">
      <style:text-properties style:font-name-complex="Calibri" fo:color="#000000" style:letter-kerning="true" fo:font-size="9pt" style:font-size-asian="9pt" style:font-size-complex="9pt"/>
    </style:style>
    <style:style style:name="P61" style:parent-style-name="Normal" style:family="paragraph">
      <style:paragraph-properties style:vertical-align="auto" fo:margin-bottom="0.0277in" fo:line-height="90%"/>
    </style:style>
    <style:style style:name="T62" style:parent-style-name="DefaultParagraphFont" style:family="text">
      <style:text-properties style:font-name-complex="Calibri" fo:color="#000000" style:letter-kerning="true" fo:font-size="9pt" style:font-size-asian="9pt" style:font-size-complex="9pt"/>
    </style:style>
    <style:style style:name="P63" style:parent-style-name="Normal" style:family="paragraph">
      <style:paragraph-properties fo:text-align="center" style:vertical-align="auto" fo:margin-bottom="0.0972in" fo:line-height="90%"/>
    </style:style>
    <style:style style:name="T64" style:parent-style-name="DefaultParagraphFont" style:family="text">
      <style:text-properties style:font-name-complex="Calibri" fo:color="#FFFFFF" style:letter-kerning="true" fo:font-size="16.5pt" style:font-size-asian="16.5pt" style:font-size-complex="16.5pt"/>
    </style:style>
    <style:style style:name="P65" style:parent-style-name="Normal" style:family="paragraph">
      <style:paragraph-properties style:vertical-align="auto" fo:margin-bottom="0.0277in" fo:line-height="90%"/>
    </style:style>
    <style:style style:name="T66" style:parent-style-name="DefaultParagraphFont" style:family="text">
      <style:text-properties style:font-name-complex="Calibri" fo:color="#000000" style:letter-kerning="true" fo:font-size="9pt" style:font-size-asian="9pt" style:font-size-complex="9pt"/>
    </style:style>
    <style:style style:name="P67" style:parent-style-name="Normal" style:family="paragraph">
      <style:paragraph-properties fo:text-align="center" style:vertical-align="auto" fo:margin-bottom="0.0972in" fo:line-height="90%"/>
    </style:style>
    <style:style style:name="T68" style:parent-style-name="DefaultParagraphFont" style:family="text">
      <style:text-properties style:font-name-complex="Calibri" fo:color="#FFFFFF" style:letter-kerning="true" fo:font-size="16.5pt" style:font-size-asian="16.5pt" style:font-size-complex="16.5pt"/>
    </style:style>
    <style:style style:name="P69" style:parent-style-name="Normal" style:family="paragraph">
      <style:paragraph-properties style:vertical-align="auto" fo:margin-bottom="0.0277in" fo:line-height="90%"/>
    </style:style>
    <style:style style:name="T70" style:parent-style-name="DefaultParagraphFont" style:family="text">
      <style:text-properties style:font-name-complex="Calibri" fo:color="#000000" style:letter-kerning="true" fo:font-size="9pt" style:font-size-asian="9pt" style:font-size-complex="9pt"/>
    </style:style>
    <style:style style:name="P71" style:parent-style-name="Normal" style:family="paragraph">
      <style:paragraph-properties fo:text-align="center" style:vertical-align="auto" fo:margin-bottom="0.0972in" fo:line-height="90%"/>
    </style:style>
    <style:style style:name="T72" style:parent-style-name="DefaultParagraphFont" style:family="text">
      <style:text-properties style:font-name-complex="Calibri" fo:color="#FFFFFF" style:letter-kerning="true" fo:font-size="16.5pt" style:font-size-asian="16.5pt" style:font-size-complex="16.5pt"/>
    </style:style>
    <style:style style:family="graphic" style:name="a12">
      <style:graphic-properties/>
    </style:style>
    <style:style style:family="graphic" style:name="a0">
      <style:graphic-properties fo:wrap-option="wrap" fo:padding-top="0.04636in" fo:padding-bottom="0.04636in" fo:padding-left="0.0375in" fo:padding-right="0.06511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1">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2">
      <style:graphic-properties fo:wrap-option="wrap" fo:padding-top="0.04583in" fo:padding-bottom="0.04583in" fo:padding-left="0.0375in" fo:padding-right="0.06458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3">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4">
      <style:graphic-properties fo:wrap-option="wrap" fo:padding-top="0.0453in" fo:padding-bottom="0.0453in" fo:padding-left="0.0375in" fo:padding-right="0.06405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5">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6">
      <style:graphic-properties fo:wrap-option="wrap" fo:padding-top="0.04492in" fo:padding-bottom="0.04492in" fo:padding-left="0.0375in" fo:padding-right="0.06367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7">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8">
      <style:graphic-properties fo:wrap-option="wrap" fo:padding-top="0.04803in" fo:padding-bottom="0.04803in" fo:padding-left="0.0375in" fo:padding-right="0.06678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9">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10">
      <style:graphic-properties fo:wrap-option="wrap" fo:padding-top="0.04207in" fo:padding-bottom="0.04207in" fo:padding-left="0.0375in" fo:padding-right="0.06082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11">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office:automatic-styles>
  <office:body>
    <office:text text:use-soft-page-breaks="true">
      <text:p text:style-name="P1"/>
      <text:p text:style-name="P2"/>
      <text:p text:style-name="P3"><text:span text:style-name="SubtleEmphasis">Ronan McDaid – 40042962</text:span></text:p>
      <text:p text:style-name="P4"><text:span text:style-name="SubtleEmphasis">Final Year Project – Problem Specification</text:span></text:p>
      <text:p text:style-name="P5"><text:span text:style-name="SubtleEmphasis">Title: Web-based visualisation platform for Twitter data</text:span></text:p>
      <text:p text:style-name="P6"><text:span text:style-name="SubtleEmphasis">Supervisor: Dr Anna Jurek</text:span></text:p>
      <text:h text:style-name="Heading1" text:outline-level="1">Overview</text:h>
      <text:p text:style-name="P7">Social media platforms such as twitter have become one of the most popular ways of communicating and sharing information across the globe, with an estimated 310 million monthly active users and 500 million tweets being sent each day. The huge volumes of data being sent present opportunities to analyse and spot trends for both industrial and academic purposes. I have been tasked to create an interactive application which allows the user to stream, analyse and visualise Twitter data.</text:p>
      <text:p text:style-name="P8">The analysis of this data has many real world applications including in business, politics and entertainment to name just a few. Business may look at Twitter data relating to their own products or to assess demand for a service they are considering providing, they could also see how their business is viewed by the public using sentiment analysis. Political parties could also use sentiment analysis to judge their popularity and they could also view what topics are popular in their area in order to shape policy which benefits their voters. For entertainment purposes artists can chose to alter set-lists for concerts depending on which songs have been popular in the area, for example The Rolling Stones often <text:s/>have their followers on Twitter request the songs to be played in the encore of concerts they will be attending.</text:p>
      <text:p text:style-name="P9">These are just a few examples of how the vast quantity of data available from Twitter can be filtered and analysed to suit the various needs of groups or individuals on a large or small scale,</text:p>
      <text:p text:style-name="P10"/>
      <text:p text:style-name="P11">I see the task as having three major stages as follows:</text:p>
      <text:h text:style-name="Heading2" text:outline-level="2">Obtaining and storing data</text:h>
      <text:p text:style-name="P12">I will have to obtain data for any analysis to take place so I will need to ingest volumes of data using the Twitter API on a regular basis to ensure I am working with live and present information. <text:s/>The API passes data as a JSON with many pieces of information related to the tweet, user, entities such as images or URLs and various other parameters. I will need to decide which items of information I am interested in analysing and store those in a database. Alternatively I can keep all the information and select the pieces I want to investigate at the time of constructing queries. My early research suggests that MongoDB is popular for ingesting and storing Twitter data and is likely to feature in my project.</text:p>
      <text:h text:style-name="Heading2" text:outline-level="2">Analysing the data</text:h>
      <text:p text:style-name="P13">Once I have obtained the data I will need to choose how I want to analyse it and what areas I would like to investigate. For example upon searching for a keyword of ‘Belfast’ it may be of interest to see the location where the tweets were sent from. Twitter also allows you to see how many times a particular tweet has been retweeted or favorited which would allow you to see the most popular tweets in an area or related to your specified keyword. Another desirable feature would be to add sentiment analysis to allow the user to see if tweets about a subject were positive or negative.</text:p>
      <text:h text:style-name="Heading2" text:outline-level="2">How to visualise the data</text:h>
      <text:p text:style-name="P14">After gathering and performing analysis on the data I will create visualisations in order to display the information in a more readable form than the raw figures. I aim to create dashboards showing graphs and tables that the user will be able to view and quickly interpret the meaning of. An example would be the number of tweets about a specified subject over a period of time, allowing<text:s/><text:soft-page-break/>the user to see how popular the topic was at different times, such as assessing the popularity of presidential candidates over the course of an election.<text:s/></text:p>
      <text:h text:style-name="Heading1" text:outline-level="1">Goals for this project</text:h>
      <text:list text:style-name="LFO1" text:continue-numbering="true">
        <text:list-item>
          <text:p text:style-name="P15">As this is my first project using Twitter API it will require me to learn and familiarise myself with the API, the data available and its applications</text:p>
        </text:list-item>
        <text:list-item>
          <text:p text:style-name="P16">I aim to create and efficient and accurate method of ingesting and storing the data from Twitter API</text:p>
        </text:list-item>
        <text:list-item>
          <text:p text:style-name="P17">I would like it to be possible to quickly filter data based on keywords or other logistical information such as location or when the tweet was posted. Through researching Twitter API and it’s uses I will select which areas I think would be most beneficial to have this kind of filtration for</text:p>
        </text:list-item>
        <text:list-item>
          <text:p text:style-name="P18">I would like to create a functional and easy to use dashboard that allows the user to customise their search and view the data they have requested on easy to read graphs, tables or charts</text:p>
        </text:list-item>
      </text:list>
      <text:p text:style-name="P19"/>
      <text:h text:style-name="Heading2" text:outline-level="2">Added desirable goals</text:h>
      <text:list text:style-name="LFO1" text:continue-numbering="true">
        <text:list-item>
          <text:p text:style-name="P20">A desirable feature of the project would be to include sentiment analysis to allow the user to see if tweets were positive or negative about the subject they were interested in</text:p>
        </text:list-item>
        <text:list-item>
          <text:p text:style-name="P21">Another desirable feature would be to have the ability to show the most popular tweets or users related to a particular topic by ranking them in terms of retweets, favourites or followers</text:p>
        </text:list-item>
      </text:list>
      <text:p text:style-name="P22"/>
      <text:h text:style-name="Heading1" text:outline-level="1">Requirements</text:h>
      <text:list text:style-name="LFO2" text:continue-numbering="true">
        <text:list-item>
          <text:p text:style-name="P23">Connect to Twitter API</text:p>
        </text:list-item>
        <text:list-item>
          <text:p text:style-name="P24">Download and store tweets and meta-data</text:p>
        </text:list-item>
        <text:list-item>
          <text:p text:style-name="P25">Algorithms to perform data analysis</text:p>
        </text:list-item>
        <text:list-item>
          <text:p text:style-name="P26">User defined keyword search</text:p>
        </text:list-item>
        <text:list-item>
          <text:p text:style-name="P27">Visualisation of data</text:p>
        </text:list-item>
        <text:list-item>
          <text:p text:style-name="P28">Interactive dashboard to present visualisations</text:p>
        </text:list-item>
      </text:list>
      <text:h text:style-name="Heading1" text:outline-level="1">Software</text:h>
      <text:list text:style-name="LFO3" text:continue-numbering="true">
        <text:list-item>
          <text:p text:style-name="P29">Language: Java</text:p>
        </text:list-item>
        <text:list-item>
          <text:p text:style-name="P30">MongoDB*</text:p>
        </text:list-item>
        <text:list-item>
          <text:p text:style-name="P31">Twitter rest API</text:p>
        </text:list-item>
      </text:list>
      <text:p text:style-name="P32"/>
      <text:h text:style-name="Heading1" text:outline-level="1">Time Planning</text:h>
      <text:p text:style-name="P33">I aim to make as much progress on my project as possible in the coming months as I will have less time available in semester two. My initial estimates allow for problems I may encounter such as bugs and preparation for demonstrations in December. I have also set the target of having my coding and dissertation completed before May, meaning that if there are unforeseen complications I have left sufficient ‘slack’ to accommodate this.</text:p>
      <text:p text:style-name="P34"/>
      <text:p text:style-name="P35"><text:span text:style-name="T36"><draw:g draw:name="Diagram 3" draw:id="id12" draw:style-name="a12" text:anchor-type="as-char"><svg:title/><svg:desc/><draw:custom-shape svg:x="2.2575in" svg:y="0.01579in" svg:width="4.01333in" svg:height="0.56553in" draw:id="id0" draw:style-name="a0" draw:name="Freeform: Shape 2"><svg:title/><svg:desc/><text:list text:style-name="LFO4" text:continue-numbering="true"><text:list-item><text:list><text:list-item><text:p text:style-name="P37"><text:span text:style-name="T38">Set up Gitlab/Hosting/etc</text:span></text:p></text:list-item></text:list></text:list-item></text:list><text:list text:style-name="LFO5" text:continue-numbering="true"><text:list-item><text:list><text:list-item><text:p text:style-name="P39"><text:span text:style-name="T40">Familiarise + experiement with Twitter API</text:span></text:p></text:list-item></text:list></text:list-item></text:list><text:list text:style-name="LFO6" text:continue-numbering="true"><text:list-item><text:list><text:list-item><text:p text:style-name="P41"><text:span text:style-name="T42">Select desired parameters &amp; begin ingesting data</text:span></text:p></text:list-item></text:list></text:list-item></text:list><draw:enhanced-geometry draw:type="non-primitive" svg:viewBox="0 0 517122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17122"/><draw:equation draw:name="f2" draw:formula="3669792"/><draw:equation draw:name="f3" draw:formula="611649"/><draw:equation draw:name="f4" draw:formula="3058143"/><draw:equation draw:name="f5" draw:formula="3395947"/><draw:equation draw:name="f6" draw:formula="511684"/><draw:equation draw:name="f7" draw:formula="3669788"/><draw:equation draw:name="f8" draw:formula="504977"/><draw:equation draw:name="f9" draw:formula="4"/><draw:equation draw:name="f10" draw:formula="273845"/><draw:equation draw:name="f11" draw:formula="?f2 - ?f0"/><draw:equation draw:name="f12" draw:formula="?f1 - ?f0"/><draw:equation draw:name="f13" draw:formula="?f12 / 517122"/><draw:equation draw:name="f14" draw:formula="?f11 / 3669792"/><draw:equation draw:name="f15" draw:formula="86189 * ?f12"/><draw:equation draw:name="f16" draw:formula="0 * ?f11"/><draw:equation draw:name="f17" draw:formula="430933 * ?f12"/><draw:equation draw:name="f18" draw:formula="517122 * ?f12"/><draw:equation draw:name="f19" draw:formula="86189 * ?f11"/><draw:equation draw:name="f20" draw:formula="3669792 * ?f11"/><draw:equation draw:name="f21" draw:formula="0 * ?f12"/><draw:equation draw:name="f22" draw:formula="?f15 / 517122"/><draw:equation draw:name="f23" draw:formula="?f16 / 3669792"/><draw:equation draw:name="f24" draw:formula="?f17 / 517122"/><draw:equation draw:name="f25" draw:formula="?f18 / 517122"/><draw:equation draw:name="f26" draw:formula="?f19 / 3669792"/><draw:equation draw:name="f27" draw:formula="?f20 / 3669792"/><draw:equation draw:name="f28" draw:formula="?f21 / 517122"/><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in" svg:width="2.2575in" svg:height="0.59709in" draw:id="id1" draw:style-name="a1" draw:name="Freeform: Shape 3"><svg:title/><svg:desc/><text:p text:style-name="P43"><text:span text:style-name="T44">November</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75in" svg:y="0.64816in" svg:width="4.01333in" svg:height="0.55468in" draw:id="id2" draw:style-name="a2" draw:name="Freeform: Shape 4"><svg:title/><svg:desc/><text:list text:style-name="LFO7" text:continue-numbering="true"><text:list-item><text:list><text:list-item><text:p text:style-name="P45"><text:span text:style-name="T46">Create data filters</text:span></text:p></text:list-item></text:list></text:list-item></text:list><text:list text:style-name="LFO8" text:continue-numbering="true"><text:list-item><text:list><text:list-item><text:p text:style-name="P47"><text:span text:style-name="T48">Create Keyword search</text:span></text:p></text:list-item></text:list></text:list-item></text:list><text:list text:style-name="LFO9" text:continue-numbering="true"><text:list-item><text:list><text:list-item><text:p text:style-name="P49"><text:span text:style-name="T50">Create analysis algorithms/queries</text:span></text:p></text:list-item></text:list></text:list-item></text:list><draw:enhanced-geometry draw:type="non-primitive" svg:viewBox="0 0 507198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07198"/><draw:equation draw:name="f2" draw:formula="3669792"/><draw:equation draw:name="f3" draw:formula="611649"/><draw:equation draw:name="f4" draw:formula="3058143"/><draw:equation draw:name="f5" draw:formula="3395943"/><draw:equation draw:name="f6" draw:formula="501967"/><draw:equation draw:name="f7" draw:formula="3669788"/><draw:equation draw:name="f8" draw:formula="495515"/><draw:equation draw:name="f9" draw:formula="4"/><draw:equation draw:name="f10" draw:formula="273849"/><draw:equation draw:name="f11" draw:formula="?f2 - ?f0"/><draw:equation draw:name="f12" draw:formula="?f1 - ?f0"/><draw:equation draw:name="f13" draw:formula="?f12 / 507198"/><draw:equation draw:name="f14" draw:formula="?f11 / 3669792"/><draw:equation draw:name="f15" draw:formula="84535 * ?f12"/><draw:equation draw:name="f16" draw:formula="0 * ?f11"/><draw:equation draw:name="f17" draw:formula="422663 * ?f12"/><draw:equation draw:name="f18" draw:formula="507198 * ?f12"/><draw:equation draw:name="f19" draw:formula="84535 * ?f11"/><draw:equation draw:name="f20" draw:formula="3669792 * ?f11"/><draw:equation draw:name="f21" draw:formula="0 * ?f12"/><draw:equation draw:name="f22" draw:formula="?f15 / 507198"/><draw:equation draw:name="f23" draw:formula="?f16 / 3669792"/><draw:equation draw:name="f24" draw:formula="?f17 / 507198"/><draw:equation draw:name="f25" draw:formula="?f18 / 507198"/><draw:equation draw:name="f26" draw:formula="?f19 / 3669792"/><draw:equation draw:name="f27" draw:formula="?f20 / 3669792"/><draw:equation draw:name="f28" draw:formula="?f21 / 507198"/><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62695in" svg:width="2.2575in" svg:height="0.59709in" draw:id="id3" draw:style-name="a3" draw:name="Freeform: Shape 5"><svg:title/><svg:desc/><text:p text:style-name="P51"><text:span text:style-name="T52">December &amp; January</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75in" svg:y="1.28053in" svg:width="4.01333in" svg:height="0.54384in" draw:id="id4" draw:style-name="a4" draw:name="Freeform: Shape 6"><svg:title/><svg:desc/><text:list text:style-name="LFO10" text:continue-numbering="true"><text:list-item><text:list><text:list-item><text:p text:style-name="P53"><text:span text:style-name="T54">Create visualisations</text:span></text:p></text:list-item></text:list></text:list-item></text:list><text:list text:style-name="LFO11" text:continue-numbering="true"><text:list-item><text:list><text:list-item><text:p text:style-name="P55"><text:span text:style-name="T56">Build Visualisations into a dashboard</text:span></text:p></text:list-item></text:list></text:list-item></text:list><draw:enhanced-geometry draw:type="non-primitive" svg:viewBox="0 0 497283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97283"/><draw:equation draw:name="f2" draw:formula="3669792"/><draw:equation draw:name="f3" draw:formula="611646"/><draw:equation draw:name="f4" draw:formula="3058146"/><draw:equation draw:name="f5" draw:formula="3395944"/><draw:equation draw:name="f6" draw:formula="492255"/><draw:equation draw:name="f7" draw:formula="3669788"/><draw:equation draw:name="f8" draw:formula="486052"/><draw:equation draw:name="f9" draw:formula="4"/><draw:equation draw:name="f10" draw:formula="273848"/><draw:equation draw:name="f11" draw:formula="?f2 - ?f0"/><draw:equation draw:name="f12" draw:formula="?f1 - ?f0"/><draw:equation draw:name="f13" draw:formula="?f12 / 497283"/><draw:equation draw:name="f14" draw:formula="?f11 / 3669792"/><draw:equation draw:name="f15" draw:formula="82882 * ?f12"/><draw:equation draw:name="f16" draw:formula="0 * ?f11"/><draw:equation draw:name="f17" draw:formula="414401 * ?f12"/><draw:equation draw:name="f18" draw:formula="497283 * ?f12"/><draw:equation draw:name="f19" draw:formula="82882 * ?f11"/><draw:equation draw:name="f20" draw:formula="3669792 * ?f11"/><draw:equation draw:name="f21" draw:formula="0 * ?f12"/><draw:equation draw:name="f22" draw:formula="?f15 / 497283"/><draw:equation draw:name="f23" draw:formula="?f16 / 3669792"/><draw:equation draw:name="f24" draw:formula="?f17 / 497283"/><draw:equation draw:name="f25" draw:formula="?f18 / 497283"/><draw:equation draw:name="f26" draw:formula="?f19 / 3669792"/><draw:equation draw:name="f27" draw:formula="?f20 / 3669792"/><draw:equation draw:name="f28" draw:formula="?f21 / 49728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2539in" svg:width="2.2575in" svg:height="0.59709in" draw:id="id5" draw:style-name="a5" draw:name="Freeform: Shape 7"><svg:title/><svg:desc/><text:p text:style-name="P57"><text:span text:style-name="T58">February</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75in" svg:y="1.91135in" svg:width="4.01333in" svg:height="0.53608in" draw:id="id6" draw:style-name="a6" draw:name="Freeform: Shape 8"><svg:title/><svg:desc/><text:list text:style-name="LFO12" text:continue-numbering="true"><text:list-item><text:list><text:list-item><text:p text:style-name="P59"><text:span text:style-name="T60">Testing</text:span></text:p></text:list-item></text:list></text:list-item></text:list><text:list text:style-name="LFO13" text:continue-numbering="true"><text:list-item><text:list><text:list-item><text:p text:style-name="P61"><text:span text:style-name="T62">Refinement</text:span></text:p></text:list-item></text:list></text:list-item></text:list><draw:enhanced-geometry draw:type="non-primitive" svg:viewBox="0 0 490190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90190"/><draw:equation draw:name="f2" draw:formula="3669792"/><draw:equation draw:name="f3" draw:formula="611647"/><draw:equation draw:name="f4" draw:formula="3058145"/><draw:equation draw:name="f5" draw:formula="3395949"/><draw:equation draw:name="f6" draw:formula="485304"/><draw:equation draw:name="f7" draw:formula="3669788"/><draw:equation draw:name="f8" draw:formula="479277"/><draw:equation draw:name="f9" draw:formula="4"/><draw:equation draw:name="f10" draw:formula="273843"/><draw:equation draw:name="f11" draw:formula="?f2 - ?f0"/><draw:equation draw:name="f12" draw:formula="?f1 - ?f0"/><draw:equation draw:name="f13" draw:formula="?f12 / 490190"/><draw:equation draw:name="f14" draw:formula="?f11 / 3669792"/><draw:equation draw:name="f15" draw:formula="81700 * ?f12"/><draw:equation draw:name="f16" draw:formula="0 * ?f11"/><draw:equation draw:name="f17" draw:formula="408490 * ?f12"/><draw:equation draw:name="f18" draw:formula="490190 * ?f12"/><draw:equation draw:name="f19" draw:formula="81700 * ?f11"/><draw:equation draw:name="f20" draw:formula="3669792 * ?f11"/><draw:equation draw:name="f21" draw:formula="0 * ?f12"/><draw:equation draw:name="f22" draw:formula="?f15 / 490190"/><draw:equation draw:name="f23" draw:formula="?f16 / 3669792"/><draw:equation draw:name="f24" draw:formula="?f17 / 490190"/><draw:equation draw:name="f25" draw:formula="?f18 / 490190"/><draw:equation draw:name="f26" draw:formula="?f19 / 3669792"/><draw:equation draw:name="f27" draw:formula="?f20 / 3669792"/><draw:equation draw:name="f28" draw:formula="?f21 / 490190"/><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88084in" svg:width="2.2575in" svg:height="0.59709in" draw:id="id7" draw:style-name="a7" draw:name="Freeform: Shape 9"><svg:title/><svg:desc/><text:p text:style-name="P63"><text:span text:style-name="T64">March</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53in" svg:y="2.50779in" svg:width="4.00941in" svg:height="0.59976in" draw:id="id8" draw:style-name="a8" draw:name="Freeform: Shape 10"><svg:title/><svg:desc/><text:list text:style-name="LFO14" text:continue-numbering="true"><text:list-item><text:list><text:list-item><text:p text:style-name="P65"><text:span text:style-name="T66">Documentation/Dissertation</text:span></text:p></text:list-item></text:list></text:list-item></text:list><draw:enhanced-geometry draw:type="non-primitive" svg:viewBox="0 0 548422 3666208" draw:enhanced-path="M ?f1 ?f3 L ?f1 ?f4 C ?f1 ?f5 ?f6 ?f2 ?f7 ?f2 L ?f0 ?f2 ?f0 ?f2 ?f0 ?f0 ?f0 ?f0 ?f7 ?f0 C ?f6 ?f0 ?f1 ?f8 ?f1 ?f3 Z N" draw:text-areas="?f27 ?f29 ?f28 ?f30" draw:glue-points="?f31 ?f32 ?f33 ?f32 ?f34 ?f35 ?f34 ?f36 ?f34 ?f36 ?f37 ?f36 ?f37 ?f36 ?f37 ?f35 ?f31 ?f32" draw:glue-point-leaving-directions="-90, -90, -90, -90, -90, -90, -90, -90, -90"><draw:equation draw:name="f0" draw:formula="0"/><draw:equation draw:name="f1" draw:formula="548422"/><draw:equation draw:name="f2" draw:formula="3666208"/><draw:equation draw:name="f3" draw:formula="611044"/><draw:equation draw:name="f4" draw:formula="3055164"/><draw:equation draw:name="f5" draw:formula="3392637"/><draw:equation draw:name="f6" draw:formula="542300"/><draw:equation draw:name="f7" draw:formula="534749"/><draw:equation draw:name="f8" draw:formula="273571"/><draw:equation draw:name="f9" draw:formula="?f2 - ?f0"/><draw:equation draw:name="f10" draw:formula="?f1 - ?f0"/><draw:equation draw:name="f11" draw:formula="?f10 / 548422"/><draw:equation draw:name="f12" draw:formula="?f9 / 3666208"/><draw:equation draw:name="f13" draw:formula="91405 * ?f10"/><draw:equation draw:name="f14" draw:formula="0 * ?f9"/><draw:equation draw:name="f15" draw:formula="457017 * ?f10"/><draw:equation draw:name="f16" draw:formula="548422 * ?f10"/><draw:equation draw:name="f17" draw:formula="91405 * ?f9"/><draw:equation draw:name="f18" draw:formula="3666208 * ?f9"/><draw:equation draw:name="f19" draw:formula="0 * ?f10"/><draw:equation draw:name="f20" draw:formula="?f13 / 548422"/><draw:equation draw:name="f21" draw:formula="?f14 / 3666208"/><draw:equation draw:name="f22" draw:formula="?f15 / 548422"/><draw:equation draw:name="f23" draw:formula="?f16 / 548422"/><draw:equation draw:name="f24" draw:formula="?f17 / 3666208"/><draw:equation draw:name="f25" draw:formula="?f18 / 3666208"/><draw:equation draw:name="f26" draw:formula="?f19 / 548422"/><draw:equation draw:name="f27" draw:formula="?f0 / ?f11"/><draw:equation draw:name="f28" draw:formula="?f1 / ?f11"/><draw:equation draw:name="f29" draw:formula="?f0 / ?f12"/><draw:equation draw:name="f30" draw:formula="?f2 / ?f12"/><draw:equation draw:name="f31" draw:formula="?f20 / ?f11"/><draw:equation draw:name="f32" draw:formula="?f21 / ?f12"/><draw:equation draw:name="f33" draw:formula="?f22 / ?f11"/><draw:equation draw:name="f34" draw:formula="?f23 / ?f11"/><draw:equation draw:name="f35" draw:formula="?f24 / ?f12"/><draw:equation draw:name="f36" draw:formula="?f25 / ?f12"/><draw:equation draw:name="f37" draw:formula="?f26 / ?f11"/></draw:enhanced-geometry></draw:custom-shape><draw:custom-shape svg:x="0in" svg:y="2.50912in" svg:width="2.2553in" svg:height="0.59709in" draw:id="id9" draw:style-name="a9" draw:name="Freeform: Shape 11"><svg:title/><svg:desc/><text:p text:style-name="P67"><text:span text:style-name="T68">April</text:span></text:p><draw:enhanced-geometry draw:type="non-primitive" svg:viewBox="0 0 2062242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2242"/><draw:equation draw:name="f2" draw:formula="545980"/><draw:equation draw:name="f3" draw:formula="90998"/><draw:equation draw:name="f4" draw:formula="40741"/><draw:equation draw:name="f5" draw:formula="1971244"/><draw:equation draw:name="f6" draw:formula="2021501"/><draw:equation draw:name="f7" draw:formula="454982"/><draw:equation draw:name="f8" draw:formula="505239"/><draw:equation draw:name="f9" draw:formula="?f2 - ?f0"/><draw:equation draw:name="f10" draw:formula="?f1 - ?f0"/><draw:equation draw:name="f11" draw:formula="?f10 / 2062242"/><draw:equation draw:name="f12" draw:formula="?f9 / 545980"/><draw:equation draw:name="f13" draw:formula="0 * ?f10"/><draw:equation draw:name="f14" draw:formula="90998 * ?f9"/><draw:equation draw:name="f15" draw:formula="90998 * ?f10"/><draw:equation draw:name="f16" draw:formula="0 * ?f9"/><draw:equation draw:name="f17" draw:formula="1971244 * ?f10"/><draw:equation draw:name="f18" draw:formula="2062242 * ?f10"/><draw:equation draw:name="f19" draw:formula="454982 * ?f9"/><draw:equation draw:name="f20" draw:formula="545980 * ?f9"/><draw:equation draw:name="f21" draw:formula="?f13 / 2062242"/><draw:equation draw:name="f22" draw:formula="?f14 / 545980"/><draw:equation draw:name="f23" draw:formula="?f15 / 2062242"/><draw:equation draw:name="f24" draw:formula="?f16 / 545980"/><draw:equation draw:name="f25" draw:formula="?f17 / 2062242"/><draw:equation draw:name="f26" draw:formula="?f18 / 2062242"/><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75in" svg:y="3.19712in" svg:width="4.01333in" svg:height="0.47767in" draw:id="id10" draw:style-name="a10" draw:name="Freeform: Shape 12"><svg:title/><svg:desc/><text:list text:style-name="LFO15" text:continue-numbering="true"><text:list-item><text:list><text:list-item><text:p text:style-name="P69"><text:span text:style-name="T70">Desirable/extra features</text:span></text:p></text:list-item></text:list></text:list-item></text:list><draw:enhanced-geometry draw:type="non-primitive" svg:viewBox="0 0 436784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36784"/><draw:equation draw:name="f2" draw:formula="3669792"/><draw:equation draw:name="f3" draw:formula="611649"/><draw:equation draw:name="f4" draw:formula="3058143"/><draw:equation draw:name="f5" draw:formula="3395947"/><draw:equation draw:name="f6" draw:formula="432905"/><draw:equation draw:name="f7" draw:formula="3669788"/><draw:equation draw:name="f8" draw:formula="428119"/><draw:equation draw:name="f9" draw:formula="4"/><draw:equation draw:name="f10" draw:formula="273845"/><draw:equation draw:name="f11" draw:formula="?f2 - ?f0"/><draw:equation draw:name="f12" draw:formula="?f1 - ?f0"/><draw:equation draw:name="f13" draw:formula="?f12 / 436784"/><draw:equation draw:name="f14" draw:formula="?f11 / 3669792"/><draw:equation draw:name="f15" draw:formula="72799 * ?f12"/><draw:equation draw:name="f16" draw:formula="0 * ?f11"/><draw:equation draw:name="f17" draw:formula="363985 * ?f12"/><draw:equation draw:name="f18" draw:formula="436784 * ?f12"/><draw:equation draw:name="f19" draw:formula="72799 * ?f11"/><draw:equation draw:name="f20" draw:formula="3669792 * ?f11"/><draw:equation draw:name="f21" draw:formula="0 * ?f12"/><draw:equation draw:name="f22" draw:formula="?f15 / 436784"/><draw:equation draw:name="f23" draw:formula="?f16 / 3669792"/><draw:equation draw:name="f24" draw:formula="?f17 / 436784"/><draw:equation draw:name="f25" draw:formula="?f18 / 436784"/><draw:equation draw:name="f26" draw:formula="?f19 / 3669792"/><draw:equation draw:name="f27" draw:formula="?f20 / 3669792"/><draw:equation draw:name="f28" draw:formula="?f21 / 436784"/><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3.13741in" svg:width="2.2575in" svg:height="0.59709in" draw:id="id11" draw:style-name="a11" draw:name="Freeform: Shape 13"><svg:title/><svg:desc/><text:p text:style-name="P71"><text:span text:style-name="T72">May &amp; June</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nan</meta:initial-creator>
    <dc:creator>Ronan McDaid</dc:creator>
    <meta:creation-date>2016-10-28T13:07:00Z</meta:creation-date>
    <dc:date>2016-12-08T20:51:00Z</dc:date>
    <meta:print-date>2016-10-27T14:10:00Z</meta:print-date>
    <meta:template xlink:href="Normal" xlink:type="simple"/>
    <meta:editing-cycles>3</meta:editing-cycles>
    <meta:editing-duration>PT163320S</meta:editing-duration>
    <meta:document-statistic meta:page-count="3" meta:paragraph-count="10" meta:word-count="821" meta:character-count="5493" meta:row-count="39" meta:non-whitespace-character-count="4682"/>
  </office:meta>
</office:document-meta>
</file>